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A000004B48068D42FC7A34A63.png" manifest:media-type="image/png"/>
  <manifest:file-entry manifest:full-path="Pictures/100002010000089C0000063416D70897950B08C6.png" manifest:media-type="image/png"/>
  <manifest:file-entry manifest:full-path="Pictures/10000000000009B400000392A2FB99BC9D1A4F55.png" manifest:media-type="image/png"/>
  <manifest:file-entry manifest:full-path="Pictures/10000000000005780000037AFB3CFBCB4300E676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fill-color="#000000"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4.8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draw:fill-color="#ff0000" fo:min-height="4.8cm"/>
      <style:paragraph-properties style:writing-mode="lr-tb"/>
    </style:style>
    <style:style style:name="pr8" style:family="presentation" style:parent-style-name="Blueprint_20_Plans-outline1">
      <style:graphic-properties fo:min-height="9.95cm"/>
      <style:paragraph-properties style:writing-mode="lr-tb"/>
    </style:style>
    <style:style style:name="pr9" style:family="presentation" style:parent-style-name="Blueprint_20_Plans-title">
      <style:graphic-properties fo:min-height="2.26cm"/>
      <style:paragraph-properties style:writing-mode="lr-tb"/>
    </style:style>
    <style:style style:name="P1" style:family="paragraph">
      <loext:graphic-properties draw:fill-color="#000000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0000"/>
      <style:paragraph-properties style:writing-mode="lr-tb"/>
    </style:style>
    <style:style style:name="P9" style:family="paragraph">
      <style:paragraph-properties style:writing-mode="lr-tb"/>
      <style:text-properties fo:color="#000000" fo:background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000000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016cm" svg:y="0.50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draw:frame draw:style-name="gr1" draw:text-style-name="P3" draw:layer="layout" svg:width="28.094cm" svg:height="15.92cm" svg:x="0cm" svg:y="5.08cm">
          <draw:image xlink:href="Pictures/10000000000005780000037AFB3CFBCB4300E6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presentation:style-name="pr4" draw:text-style-name="P5" draw:layer="layout" svg:width="25.199cm" svg:height="4.8cm" svg:x="1.4cm" svg:y="3cm" presentation:class="title" presentation:placeholder="true">
          <draw:text-box/>
        </draw:frame>
        <draw:frame presentation:style-name="pr2" draw:text-style-name="P6" draw:layer="layout" svg:width="25.199cm" svg:height="10.2cm" svg:x="1.4cm" svg:y="7.8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3" draw:layer="layout" svg:width="28cm" svg:height="14.986cm" svg:x="0cm" svg:y="2.794cm">
          <draw:image xlink:href="Pictures/10000000000009B400000392A2FB99BC9D1A4F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1" draw:text-style-name="P3" draw:layer="layout" svg:width="27.999cm" svg:height="21.082cm" svg:x="0cm" svg:y="0cm">
          <draw:image xlink:href="Pictures/100002010000089C0000063416D70897950B08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7" draw:text-style-name="P8" draw:layer="layout" svg:width="25.199cm" svg:height="4.8cm" svg:x="1.4cm" svg:y="3cm" presentation:class="title" presentation:user-transformed="true">
          <draw:text-box>
            <text:p>O’qli function (lineni function ruschasiga)</text:p>
          </draw:text-box>
        </draw:frame>
        <draw:frame presentation:style-name="pr8" draw:text-style-name="P9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<text:span text:style-name="T1"><text:a xlink:href="https://saidbek.dev/javascript-functions-javascript-funksiyalar-haqida-bilishingiz-kerak-bolgan-konikmalar#comments-list" xlink:type="simple">https://saidbek.dev/javascript-functions-javascript-funksiyalar-haqida-bilishingiz-kerak-bolgan-konikmalar#comments-list</text:a></text:span></text:p>
              </text:list-item>
              <text:list-item>
                <text:p><text:span text:style-name="T1"><text:s/></text:span><text:span text:style-name="T1">Function haqida ma’lumo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9" draw:layer="layout" svg:width="25.199cm" svg:height="2.308cm" svg:x="1.4cm" svg:y="0.232cm" presentation:class="title" presentation:user-transformed="true">
          <draw:text-box>
            <text:p>Function (calback)</text:p>
          </draw:text-box>
        </draw:frame>
        <draw:frame draw:style-name="gr3" draw:text-style-name="P10" draw:layer="layout" svg:width="28cm" svg:height="18.206cm" svg:x="0cm" svg:y="2.794cm">
          <draw:image xlink:href="Pictures/100000000000053A000004B48068D42FC7A34A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6:09:46.852957595</meta:creation-date>
    <meta:editing-duration>PT5M47S</meta:editing-duration>
    <meta:editing-cycles>3</meta:editing-cycles>
    <meta:generator>LibreOffice/6.4.7.2$Linux_X86_64 LibreOffice_project/40$Build-2</meta:generator>
    <dc:title>Blueprint Plans</dc:title>
    <dc:date>2022-05-01T17:51:43.650606410</dc:date>
    <meta:document-statistic meta:object-count="55"/>
  </office:meta>
</office:document-meta>
</file>